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12cm"/>
    </style:style>
    <style:style style:name="co3" style:family="table-column">
      <style:table-column-properties fo:break-before="auto" style:column-width="3.279cm"/>
    </style:style>
    <style:style style:name="co4" style:family="table-column">
      <style:table-column-properties fo:break-before="auto" style:column-width="7.137cm"/>
    </style:style>
    <style:style style:name="co5" style:family="table-column">
      <style:table-column-properties fo:break-before="auto" style:column-width="8.274cm"/>
    </style:style>
    <style:style style:name="co6" style:family="table-column">
      <style:table-column-properties fo:break-before="auto" style:column-width="9.384cm"/>
    </style:style>
    <style:style style:name="co7" style:family="table-column">
      <style:table-column-properties fo:break-before="auto" style:column-width="2.558cm"/>
    </style:style>
    <style:style style:name="co8" style:family="table-column">
      <style:table-column-properties fo:break-before="auto" style:column-width="7.858cm"/>
    </style:style>
    <style:style style:name="co9" style:family="table-column">
      <style:table-column-properties fo:break-before="auto" style:column-width="3.556cm"/>
    </style:style>
    <style:style style:name="co10" style:family="table-column">
      <style:table-column-properties fo:break-before="auto" style:column-width="2.418cm"/>
    </style:style>
    <style:style style:name="co11" style:family="table-column">
      <style:table-column-properties fo:break-before="auto" style:column-width="7.303cm"/>
    </style:style>
    <style:style style:name="co12" style:family="table-column">
      <style:table-column-properties fo:break-before="auto" style:column-width="8.107cm"/>
    </style:style>
    <style:style style:name="co13" style:family="table-column">
      <style:table-column-properties fo:break-before="auto" style:column-width="2.835cm"/>
    </style:style>
    <style:style style:name="co14" style:family="table-column">
      <style:table-column-properties fo:break-before="auto" style:column-width="5.803cm"/>
    </style:style>
    <style:style style:name="co15" style:family="table-column">
      <style:table-column-properties fo:break-before="auto" style:column-width="5.914cm"/>
    </style:style>
    <style:style style:name="co16" style:family="table-column">
      <style:table-column-properties fo:break-before="auto" style:column-width="2.891cm"/>
    </style:style>
    <style:style style:name="co17" style:family="table-column">
      <style:table-column-properties fo:break-before="auto" style:column-width="3.667cm"/>
    </style:style>
    <style:style style:name="co18" style:family="table-column">
      <style:table-column-properties fo:break-before="auto" style:column-width="11.437cm"/>
    </style:style>
    <style:style style:name="co19" style:family="table-column">
      <style:table-column-properties fo:break-before="auto" style:column-width="8.634cm"/>
    </style:style>
    <style:style style:name="co20" style:family="table-column">
      <style:table-column-properties fo:break-before="auto" style:column-width="10.134cm"/>
    </style:style>
    <style:style style:name="co21" style:family="table-column">
      <style:table-column-properties fo:break-before="auto" style:column-width="3.14cm"/>
    </style:style>
    <style:style style:name="co22" style:family="table-column">
      <style:table-column-properties fo:break-before="auto" style:column-width="10.687cm"/>
    </style:style>
    <style:style style:name="co23" style:family="table-column">
      <style:table-column-properties fo:break-before="auto" style:column-width="9.883cm"/>
    </style:style>
    <style:style style:name="co24" style:family="table-column">
      <style:table-column-properties fo:break-before="auto" style:column-width="6.60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ta_extref" style:family="table">
      <style:table-properties table:display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</office:automatic-styles>
  <office:body>
    <office:spreadsheet>
      <table:table table:name="MKY.IO.Ports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Break State</text:p>
          </table:table-cell>
          <table:table-cell table:number-columns-repeated="3"/>
          <table:table-cell office:value-type="string">
            <text:p>Using RS-232 hardware, see "YAT - BreakStateTest.jpg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SB/RS-232</text:p>
          </table:table-cell>
          <table:table-cell office:value-type="string">
            <text:p>Unplugging</text:p>
          </table:table-cell>
          <table:table-cell office:value-type="string">
            <text:p>Create and open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Unplug USB/RS-232 converter</text:p>
          </table:table-cell>
          <table:table-cell office:value-type="string">
            <text:p>Terminal detects unplug and clo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plug USB/RS-232 converter</text:p>
          </table:table-cell>
          <table:table-cell office:value-type="string">
            <text:p>Terminal stays clos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open terminal</text:p>
          </table:table-cell>
          <table:table-cell office:value-type="string">
            <text:p>Terminal gets open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Open</text:p>
          </table:table-cell>
          <table:table-cell office:value-type="string">
            <text:p>SIR <text:s/>while opening</text:p>
          </table:table-cell>
          <table:table-cell office:value-type="string">
            <text:p>Start continues mode on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nd open terminal while SIR is sent</text:p>
          </table:table-cell>
          <table:table-cell office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No Ports</text:p>
          </table:table-cell>
          <table:table-cell/>
          <table:table-cell office:value-type="string">
            <text:p>Disable all internal serial COM ports</text:p>
            <text:p>Disconnect all USB/RS-232 adapters</text:p>
            <text:p>Disable all virtual ports such as com0com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Start YAT</text:p>
          </table:table-cell>
          <table:table-cell office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>
            <text:p>Bluetooth only</text:p>
          </table:table-cell>
          <table:table-cell/>
          <table:table-cell office:value-type="string">
            <text:p>Create a single Bluetooth COM port</text:p>
            <text:p>(e.g. using the mobile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office:value-type="string">
            <text:p>Default port must be Bluetooth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Re-enable virtual ports again</text:p>
          </table:table-cell>
          <table:table-cell table:number-columns-repeated="1020"/>
        </table:table-row>
        <table:table-row table:style-name="ro1" table:number-rows-repeated="65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Sockets" table:style-name="ta1" table:print="false">
        <table:table-column table:style-name="co1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Open</text:p>
          </table:table-cell>
          <table:table-cell office:value-type="string">
            <text:p>SIR <text:s/>while opening</text:p>
          </table:table-cell>
          <table:table-cell office:value-type="string">
            <text:p>Start continues mode on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nd open terminal while SIR is sent</text:p>
          </table:table-cell>
          <table:table-cell office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CP/IP Client</text:p>
          </table:table-cell>
          <table:table-cell office:value-type="string">
            <text:p>Auto-Reconnect</text:p>
          </table:table-cell>
          <table:table-cell office:value-type="string">
            <text:p>Create and open TCP/IP Ser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nd open TCP/IP Client</text:p>
          </table:table-cell>
          <table:table-cell office:value-type="string">
            <text:p>Both terminals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figure the client to be auto-reconnectable</text:p>
          </table:table-cell>
          <table:table-cell office:value-type="string">
            <text:p>Both terminals are still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server</text:p>
          </table:table-cell>
          <table:table-cell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CP/IP Server</text:p>
          </table:table-cell>
          <table:table-cell office:value-type="string">
            <text:p>Reopen</text:p>
          </table:table-cell>
          <table:table-cell office:value-type="string">
            <text:p>Close server again</text:p>
          </table:table-cell>
          <table:table-cell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server again</text:p>
          </table:table-cell>
          <table:table-cell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gets reconnected</text:p>
          </table:table-cell>
          <table:table-cell table:number-columns-repeated="1019"/>
        </table:table-row>
        <table:table-row table:style-name="ro1" table:number-rows-repeated="65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Usb" table:style-name="ta1" table:print="false">
        <table:table-column table:style-name="co1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" table:number-columns-repeated="1019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nummeration</text:p>
          </table:table-cell>
          <table:table-cell office:value-type="string">
            <text:p>Single device</text:p>
          </table:table-cell>
          <table:table-cell office:value-type="string">
            <text:p>Connec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 and select USB Ser/HID</text:p>
          </table:table-cell>
          <table:table-cell office:value-type="string">
            <text:p>Device is shown in device li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tart/Stop</text:p>
          </table:table-cell>
          <table:table-cell office:value-type="string">
            <text:p>Single device</text:p>
          </table:table-cell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erminal caption and I/O status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peat Stop/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YAT while terminal is open</text:p>
          </table:table-cell>
          <table:table-cell office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nnect/Disconnect</text:p>
          </table:table-cell>
          <table:table-cell office:value-type="string">
            <text:p>Single device</text:p>
          </table:table-cell>
          <table:table-cell office:value-type="string">
            <text:p>Disconnect device while terminal is open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device while terminal is open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YAT while terminal is open</text:p>
          </table:table-cell>
          <table:table-cell office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device while YAT is clos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device while terminal is stopp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 table:number-rows-repeated="6549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Gui.Forms.Main" table:style-name="ta1" table:print="false">
        <table:table-column table:style-name="co1" table:default-cell-style-name="ce1"/>
        <table:table-column table:style-name="co13" table:default-cell-style-name="ce1"/>
        <table:table-column table:style-name="co1" table:default-cell-style-name="ce1"/>
        <table:table-column table:style-name="co14" table:default-cell-style-name="ce1"/>
        <table:table-column table:style-name="co15" table:default-cell-style-name="ce1"/>
        <table:table-column table:style-name="co1" table:number-columns-repeated="1019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tartup position</text:p>
          </table:table-cell>
          <table:table-cell/>
          <table:table-cell office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Place YAT onto primary scree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YAT starts on primary sc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Place YAT onto secondary scree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YAT starts on secondary sc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Place YAT onto secondary scree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Remove secondary screen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Start YAT again</text:p>
          </table:table-cell>
          <table:table-cell office:value-type="string">
            <text:p>YAT must start on <text:span text:style-name="T1">primary</text:span> screen</text:p>
          </table:table-cell>
          <table:table-cell table:number-columns-repeated="1019"/>
        </table:table-row>
        <table:table-row table:style-name="ro1" table:number-rows-repeated="65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Gui.Forms.Terminal" table:style-name="ta1" table:print="false">
        <table:table-column table:style-name="co1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Copy-paste</text:p>
          </table:table-cell>
          <table:table-cell office:value-type="string">
            <text:p>Single line</text:p>
          </table:table-cell>
          <table:table-cell office:value-type="string">
            <text:p>Send a lin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opy a sent line and paste it into the "Send Command" text box</text:p>
          </table:table-cell>
          <table:table-cell office:value-type="string">
            <text:p>Command is available for sen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the line again</text:p>
          </table:table-cell>
          <table:table-cell office:value-type="string">
            <text:p>Command is sent exactly the same as befor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ultiple lines</text:p>
          </table:table-cell>
          <table:table-cell office:value-type="string">
            <text:p>Copy multiple lines and paste them into a text editor</text:p>
          </table:table-cell>
          <table:table-cell office:value-type="string">
            <text:p>All characters of all lines are pasted into the text fil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Formatted lines</text:p>
          </table:table-cell>
          <table:table-cell office:value-type="string">
            <text:p>Copy multiple lines and paste them into a word processer</text:p>
          </table:table-cell>
          <table:table-cell office:value-type="string">
            <text:p>All characters of all lines are properly format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end command</text:p>
          </table:table-cell>
          <table:table-cell office:value-type="string">
            <text:p>Keys</text:p>
          </table:table-cell>
          <table:table-cell office:value-type="string">
            <text:p>Enter a valid comma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Hit 'Enter'</text:p>
          </table:table-cell>
          <table:table-cell office:value-type="string">
            <text:p>Command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Leave text box with tab and forward to "Send Command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Hit 'Enter' again</text:p>
          </table:table-cell>
          <table:table-cell office:value-type="string">
            <text:p>Command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Use shortcut 'F3' to send</text:p>
          </table:table-cell>
          <table:table-cell office:value-type="string">
            <text:p>Command i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Validation</text:p>
          </table:table-cell>
          <table:table-cell office:value-type="string">
            <text:p>Enter an invalid comma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Hit 'Enter'</text:p>
          </table:table-cell>
          <table:table-cell office:value-type="string">
            <text:p>MsgBox including error message with error character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Hit 'Enter' again</text:p>
          </table:table-cell>
          <table:table-cell table:formula="of:=[.E19]" office:value-type="string" office:string-value="MsgBox including error message with error character">
            <text:p>MsgBox including error message with error character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Leave text box with tab</text:p>
          </table:table-cell>
          <table:table-cell table:formula="of:=[.E20]" office:value-type="string" office:string-value="MsgBox including error message with error character">
            <text:p>MsgBox including error message with error character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Leave text box with tab again</text:p>
          </table:table-cell>
          <table:table-cell table:formula="of:=[.E21]" office:value-type="string" office:string-value="MsgBox including error message with error character">
            <text:p>MsgBox including error message with error characte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ulti line command</text:p>
          </table:table-cell>
          <table:table-cell office:value-type="string">
            <text:p>Define multi line comma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Open 'Predefined' dialo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ancel 'Predefined' dialo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multi line command</text:p>
          </table:table-cell>
          <table:table-cell office:value-type="string">
            <text:p>Command is sent</text:p>
          </table:table-cell>
          <table:table-cell office:value-type="string">
            <text:p>Used to issue an 'Invalid Command' error in a previous versio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redefined</text:p>
          </table:table-cell>
          <table:table-cell office:value-type="string">
            <text:p>Single line command</text:p>
          </table:table-cell>
          <table:table-cell office:value-type="string">
            <text:p>Create a command</text:p>
          </table:table-cell>
          <table:table-cell office:value-type="string">
            <text:p>Button gets activ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the comma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the command by shortcu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Tab order</text:p>
          </table:table-cell>
          <table:table-cell office:value-type="string">
            <text:p>Tab must forward from left to righ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Keys</text:p>
          </table:table-cell>
          <table:table-cell office:value-type="string">
            <text:p>Enter a valid comma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Hit 'Enter'</text:p>
          </table:table-cell>
          <table:table-cell office:value-type="string">
            <text:p>Dialog is quit and command is availab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the command</text:p>
          </table:table-cell>
          <table:table-cell office:value-type="string">
            <text:p>Command i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Validation</text:p>
          </table:table-cell>
          <table:table-cell office:value-type="string">
            <text:p>Enter an invalid comma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Hit 'Enter'</text:p>
          </table:table-cell>
          <table:table-cell office:value-type="string">
            <text:p>MsgBox including error message with error character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Hit 'Enter' again</text:p>
          </table:table-cell>
          <table:table-cell table:formula="of:=[.E37]" office:value-type="string" office:string-value="MsgBox including error message with error character">
            <text:p>MsgBox including error message with error character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Leave text box with tab</text:p>
          </table:table-cell>
          <table:table-cell table:formula="of:=[.E38]" office:value-type="string" office:string-value="MsgBox including error message with error character">
            <text:p>MsgBox including error message with error character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Leave text box with tab again</text:p>
          </table:table-cell>
          <table:table-cell table:formula="of:=[.E39]" office:value-type="string" office:string-value="MsgBox including error message with error character">
            <text:p>MsgBox including error message with error characte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ulti line command</text:p>
          </table:table-cell>
          <table:table-cell office:value-type="string">
            <text:p>Define multi line comma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'OK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dit multi line command agai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'Cancel'</text:p>
          </table:table-cell>
          <table:table-cell office:value-type="string">
            <text:p>Cursor must be forwarded to description</text:p>
          </table:table-cell>
          <table:table-cell office:value-type="string">
            <text:p>Used to remove the command in a previous version</text:p>
          </table:table-cell>
          <table:table-cell table:number-columns-repeated="1018"/>
        </table:table-row>
        <table:table-row table:style-name="ro1" table:number-rows-repeated="654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allation" table:style-name="ta1" table:print="false">
        <table:table-column table:style-name="co1" table:number-columns-repeated="2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File system</text:p>
          </table:table-cell>
          <table:table-cell office:value-type="string">
            <text:p>Files</text:p>
          </table:table-cell>
          <table:table-cell office:value-type="string">
            <text:p>Open "C:\Program Files\YAT"</text:p>
          </table:table-cell>
          <table:table-cell office:value-type="string">
            <text:p>DejaVu Info / MKY / YAT / Release Notes / No test project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Timestamp of all files must be build tim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ystem</text:p>
          </table:table-cell>
          <table:table-cell office:value-type="string">
            <text:p>Installed Software</text:p>
          </table:table-cell>
          <table:table-cell office:value-type="string">
            <text:p>Open "System &gt; Software"</text:p>
          </table:table-cell>
          <table:table-cell office:value-type="string">
            <text:p>YAT is shown once only</text:p>
          </table:table-cell>
          <table:table-cell office:value-type="string">
            <text:p>Old versions are replaced automatically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YAT is shown with the correct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ystem</text:p>
          </table:table-cell>
          <table:table-cell office:value-type="string">
            <text:p>Start</text:p>
          </table:table-cell>
          <table:table-cell office:value-type="string">
            <text:p>Open "Start &gt; Programs"</text:p>
          </table:table-cell>
          <table:table-cell office:value-type="string">
            <text:p>YAT must be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YAT</text:p>
          </table:table-cell>
          <table:table-cell office:value-type="string">
            <text:p>Initial start</text:p>
          </table:table-cell>
          <table:table-cell office:value-type="string">
            <text:p>Start "Start &gt; Programs &gt; YAT &gt; YAT"</text:p>
          </table:table-cell>
          <table:table-cell office:value-type="string">
            <text:p>YAT must start with last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erminals</text:p>
          </table:table-cell>
          <table:table-cell office:value-type="string">
            <text:p>Create 2 interconnected serial COM port terminals</text:p>
          </table:table-cell>
          <table:table-cell office:value-type="string">
            <text:p>Terminal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efine a few predefined command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nsure that there are some command recent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nsure that there are some file recents</text:p>
          </table:table-cell>
          <table:table-cell office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2" office:value-type="string">
            <text:p>Exit</text:p>
          </table:table-cell>
          <table:table-cell office:value-type="string">
            <text:p>Workspace including terminals must be auto-sa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ubsequent start</text:p>
          </table:table-cell>
          <table:table-cell office:value-type="string">
            <text:p>Start "Start &gt; Programs &gt; YAT &gt; YAT"</text:p>
          </table:table-cell>
          <table:table-cell office:value-type="string">
            <text:p>Workspace including terminals must be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Use previously predefined command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Use command recent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Use file recents</text:p>
          </table:table-cell>
          <table:table-cell office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Workspace</text:p>
          </table:table-cell>
          <table:table-cell office:value-type="string">
            <text:p>"File &gt; Workspace &gt; Close"</text:p>
          </table:table-cell>
          <table:table-cell office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.yat</text:p>
          </table:table-cell>
          <table:table-cell office:value-type="string">
            <text:p>Create 2 interconnected TCP/IP AutoSocket terminals</text:p>
          </table:table-cell>
          <table:table-cell office:value-type="string">
            <text:p>Terminals must get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ave terminals manually</text:p>
          </table:table-cell>
          <table:table-cell office:value-type="string">
            <text:p>File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"File &gt; Workspace &gt; Close"</text:p>
          </table:table-cell>
          <table:table-cell office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"File &gt; Open"</text:p>
          </table:table-cell>
          <table:table-cell office:value-type="string">
            <text:p>First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"File &gt; Recent"</text:p>
          </table:table-cell>
          <table:table-cell office:value-type="string">
            <text:p>Second terminal must b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.yaw</text:p>
          </table:table-cell>
          <table:table-cell office:value-type="string">
            <text:p>Save workspace manually</text:p>
          </table:table-cell>
          <table:table-cell office:value-type="string">
            <text:p>File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.yat/.yaw cmd line</text:p>
          </table:table-cell>
          <table:table-cell office:value-type="string">
            <text:p>Double-click one of the terminal .yat</text:p>
          </table:table-cell>
          <table:table-cell office:value-type="string">
            <text:p>YAT and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ouble-click the workspace .yaw</text:p>
          </table:table-cell>
          <table:table-cell office:value-type="string">
            <text:p>YAT and terminals must be open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Console</text:p>
          </table:table-cell>
          <table:table-cell office:value-type="string">
            <text:p>Verify that help is avail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Verify that error is handled and help is outpu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Verify that console based start work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About</text:p>
          </table:table-cell>
          <table:table-cell office:value-type="string">
            <text:p>"Help &gt; About"</text:p>
          </table:table-cell>
          <table:table-cell office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Release Notes</text:p>
          </table:table-cell>
          <table:table-cell office:value-type="string">
            <text:p>"Help &gt; Release Notes"</text:p>
          </table:table-cell>
          <table:table-cell office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in</text:p>
          </table:table-cell>
          <table:table-cell/>
          <table:table-cell office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>
            <text:p>Unhandled Ex</text:p>
          </table:table-cell>
          <table:table-cell office:value-type="string">
            <text:p>"Help &gt; About" &gt; Click slightly above the right end of the 1<text:span text:style-name="T2">st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exits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>
            <text:p>"Help &gt; About" &gt; Click slightly above the right end of the 2<text:span text:style-name="T2">nd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exits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>
            <text:p>"Help &gt; About" &gt; Click slightly above the right end of the 3<text:span text:style-name="T2">rd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nner exception contains another inner exception (level 2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continues</text:p>
          </table:table-cell>
          <table:table-cell table:number-columns-repeated="1019"/>
        </table:table-row>
        <table:table-row table:style-name="ro1" table:number-rows-repeated="6547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5">25.04.2011</text:date>, <text:time>17:52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45H40M56S</meta:editing-duration>
    <meta:editing-cycles>21</meta:editing-cycles>
    <meta:generator>OpenOffice.org/3.2$Win32 OpenOffice.org_project/320m12$Build-9483</meta:generator>
    <dc:date>2011-04-25T17:52:06.38</dc:date>
    <dc:creator>Matthias Kläy</dc:creator>
    <meta:document-statistic meta:table-count="6" meta:cell-count="351" meta:object-count="0"/>
    <meta:user-defined meta:name="Info 1"/>
    <meta:user-defined meta:name="Info 2"/>
    <meta:user-defined meta:name="Info 3"/>
    <meta:user-defined meta:name="Info 4"/>
  </office:meta>
</office:document-meta>
</file>